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F000002BA728FC897.png" manifest:media-type=""/>
  <manifest:file-entry manifest:full-path="Pictures/10000000000004BE00000538E5AC5032.jpg" manifest:media-type=""/>
  <manifest:file-entry manifest:full-path="Pictures/10000000000003180000027CAF7CA9A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03cm" draw:marker-start="Arrowheads_20_1" draw:marker-start-width="0.503cm" draw:marker-end="Arrowheads_20_1" draw:marker-end-width="0.503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54cm" svg:stroke-color="#000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6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solid"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pr1" style:family="presentation" style:parent-style-name="Default-title">
      <style:graphic-properties fo:min-height="9.879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4.497cm"/>
    </style:style>
    <style:style style:name="pr6" style:family="presentation" style:parent-style-name="Default-outline1">
      <style:graphic-properties fo:min-height="11.932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style:font-name="Ubuntu1" fo:font-size="56pt" fo:font-weight="normal" style:font-size-asian="56pt" style:font-weight-asian="normal" style:font-size-complex="56pt" style:font-weight-complex="normal"/>
    </style:style>
    <style:style style:name="P3" style:family="paragraph">
      <style:text-properties style:font-name="Ubuntu1" fo:font-size="32pt"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style:font-name="Ubuntu1" fo:font-size="80pt" style:font-size-asian="80pt" style:font-size-complex="80pt"/>
    </style:style>
    <style:style style:name="P6" style:family="paragraph">
      <style:text-properties style:font-name="Ubuntu1" fo:font-size="50pt" style:font-size-asian="50pt" style:font-size-complex="50pt"/>
    </style:style>
    <style:style style:name="P7" style:family="paragraph">
      <style:paragraph-properties fo:line-height="150%"/>
      <style:text-properties fo:font-size="50pt" style:font-size-asian="50pt" style:font-size-complex="50pt"/>
    </style:style>
    <style:style style:name="P8" style:family="paragraph">
      <style:text-properties fo:font-size="20pt"/>
    </style:style>
    <style:style style:name="P9" style:family="paragraph">
      <style:text-properties fo:font-size="80pt" style:font-size-asian="80pt" style:font-size-complex="80pt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text-properties style:font-name="Ubuntu1" fo:font-size="30pt" style:font-size-asian="30pt" style:font-size-complex="30pt"/>
    </style:style>
    <style:style style:name="P13" style:family="paragraph">
      <style:paragraph-properties fo:text-align="center"/>
      <style:text-properties style:font-name="Ubuntu1" fo:font-size="50pt" style:font-size-asian="50pt" style:font-size-complex="50pt"/>
    </style:style>
    <style:style style:name="P14" style:family="paragraph">
      <style:text-properties style:font-name="Ubuntu1" fo:font-size="60pt" style:font-size-asian="60pt" style:font-size-complex="60pt"/>
    </style:style>
    <style:style style:name="P15" style:family="paragraph">
      <style:text-properties style:font-name="Ubuntu1" fo:font-size="80pt" style:font-size-asian="50pt" style:font-size-complex="50pt"/>
    </style:style>
    <style:style style:name="P16" style:family="paragraph">
      <style:paragraph-properties fo:text-align="end"/>
      <style:text-properties style:font-name="Ubuntu1" fo:font-size="50pt" style:font-size-asian="50pt" style:font-size-complex="50pt"/>
    </style:style>
    <style:style style:name="P17" style:family="paragraph">
      <style:paragraph-properties fo:text-align="center"/>
      <style:text-properties style:font-name="Ubuntu1" fo:font-size="60pt" style:font-size-asian="60pt" style:font-size-complex="60pt"/>
    </style:style>
    <style:style style:name="P18" style:family="paragraph">
      <style:paragraph-properties fo:line-height="150%"/>
      <style:text-properties fo:font-size="60pt" style:font-size-asian="60pt" style:font-size-complex="60pt"/>
    </style:style>
    <style:style style:name="P19" style:family="paragraph">
      <style:text-properties fo:font-size="55pt" style:font-size-asian="55pt" style:font-size-complex="55pt"/>
    </style:style>
    <style:style style:name="T1" style:family="text">
      <style:text-properties style:font-name="Ubuntu1" fo:font-size="56pt" style:font-size-asian="56pt" style:font-size-complex="56pt"/>
    </style:style>
    <style:style style:name="T2" style:family="text">
      <style:text-properties style:font-name="Ubuntu1" fo:font-size="32pt"/>
    </style:style>
    <style:style style:name="T3" style:family="text">
      <style:text-properties style:font-name="Ubuntu1" fo:font-size="80pt" style:font-size-asian="80pt" style:font-size-complex="80pt"/>
    </style:style>
    <style:style style:name="T4" style:family="text">
      <style:text-properties style:font-name="Ubuntu1" fo:font-size="50pt" style:font-size-asian="50pt" style:font-size-complex="50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50pt" style:font-size-asian="50pt" style:font-size-complex="5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font-name="Ubuntu1" fo:font-size="30pt" style:font-size-asian="30pt" style:font-size-complex="30pt"/>
    </style:style>
    <style:style style:name="T9" style:family="text">
      <style:text-properties style:text-position="super 58%" style:font-name="Ubuntu1" fo:font-size="50pt" style:font-size-asian="50pt" style:font-size-complex="50pt"/>
    </style:style>
    <style:style style:name="T10" style:family="text">
      <style:text-properties style:font-name="Ubuntu1" fo:font-size="60pt" style:font-size-asian="60pt" style:font-size-complex="60pt"/>
    </style:style>
    <style:style style:name="T11" style:family="text">
      <style:text-properties style:font-name="Ubuntu1" fo:font-size="40pt" style:font-size-asian="40pt" style:font-size-complex="40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55pt" style:font-size-asian="55pt" style:font-size-complex="5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9.879cm" svg:x="1.269cm" svg:y="1.896cm" presentation:class="title" presentation:user-transformed="true">
          <draw:text-box>
            <text:p text:style-name="P1"><text:span text:style-name="T1">Gravity inversion</text:span><text:span text:style-name="T1"><text:line-break/></text:span><text:span text:style-name="T1">in spherical coordinates</text:span><text:span text:style-name="T1"><text:line-break/></text:span><text:span text:style-name="T1">using tesseroids</text:span></text:p>
          </draw:text-box>
        </draw:frame>
        <draw:frame presentation:style-name="pr2" draw:text-style-name="P3" draw:layer="layout" svg:width="25.191cm" svg:height="12.182cm" svg:x="1.399cm" svg:y="9.616cm" presentation:class="subtitle" presentation:user-transformed="true">
          <draw:text-box>
            <text:p><text:span text:style-name="T2">Leonardo Uieda</text:span></text:p>
            <text:p><text:span text:style-name="T2"/></text:p>
            <text:p><text:span text:style-name="T2">Valéria C. F. Barbosa</text:span></text:p>
          </draw:text-box>
        </draw:frame>
        <draw:frame draw:style-name="gr1" draw:text-style-name="P4" draw:layer="layout" svg:width="6.299cm" svg:height="5.08cm" svg:x="20.675cm" svg:y="13.846cm">
          <draw:image xlink:href="Pictures/10000000000003180000027CAF7CA9A1.jpg" xlink:type="simple" xlink:show="embed" xlink:actuate="onLoad">
            <text:p/>
          </draw:image>
        </draw:frame>
        <draw:frame draw:style-name="gr1" draw:text-style-name="P4" draw:layer="layout" svg:width="4.623cm" svg:height="5.08cm" svg:x="1.569cm" svg:y="13.846cm">
          <draw:image xlink:href="Pictures/10000000000004BE00000538E5AC50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582cm" svg:height="17.25cm" svg:x="16.242cm" svg:y="3.197cm">
          <draw:image xlink:href="../../notebooks/fig/example-tesseroid.png" xlink:type="simple" xlink:show="embed" xlink:actuate="onLoad">
            <text:p/>
          </draw:image>
        </draw:frame>
        <draw:frame draw:style-name="gr1" draw:text-style-name="P4" draw:layer="layout" svg:width="10.582cm" svg:height="17.25cm" svg:x="1.516cm" svg:y="3.197cm">
          <draw:image xlink:href="../../notebooks/fig/example-prism.png" xlink:type="simple" xlink:show="embed" xlink:actuate="onLoad">
            <text:p/>
          </draw:image>
        </draw:frame>
        <draw:frame draw:style-name="gr3" draw:text-style-name="P5" draw:layer="layout" svg:width="3.177cm" svg:height="3.422cm" svg:x="11.707cm" svg:y="10.092cm">
          <draw:text-box>
            <text:p><text:span text:style-name="T3">vs</text:span></text:p>
          </draw:text-box>
        </draw:frame>
        <draw:frame draw:style-name="gr3" draw:text-style-name="P6" draw:layer="layout" svg:width="8.05cm" svg:height="2.232cm" svg:x="3.002cm" svg:y="1.805cm">
          <draw:text-box>
            <text:p><text:span text:style-name="T4">Cartesian</text:span></text:p>
          </draw:text-box>
        </draw:frame>
        <draw:frame draw:style-name="gr3" draw:text-style-name="P6" draw:layer="layout" svg:width="7.834cm" svg:height="2.232cm" svg:x="17.558cm" svg:y="1.805cm">
          <draw:text-box>
            <text:p><text:span text:style-name="T4">Spheric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7.178cm" svg:height="4.953cm" svg:x="0.508cm" svg:y="1.371cm" presentation:class="title" presentation:user-transformed="true">
          <draw:text-box>
            <text:p text:style-name="P1">Inversion with tesseroids<text:line-break/>(Chaves and Ussami, 2013)</text:p>
          </draw:text-box>
        </draw:frame>
        <draw:frame presentation:style-name="pr6" draw:layer="layout" svg:width="25.191cm" svg:height="12.182cm" svg:x="1.524cm" svg:y="8.636cm" presentation:class="outline" presentation:user-transformed="true">
          <draw:text-box>
            <text:list text:style-name="L2">
              <text:list-item>
                <text:p>Geoid height anomalies</text:p>
              </text:list-item>
              <text:list-item>
                <text:p>Space domain</text:p>
              </text:list-item>
              <text:list-item>
                <text:p>Regularization:</text:p>
                <text:list>
                  <text:list-item>
                    <text:p>Depth-weighted Minimum Volume</text:p>
                  </text:list-item>
                  <text:list-item>
                    <text:p>Similarity to seismic tomograp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7.178cm" svg:height="11.095cm" svg:x="0.508cm" svg:y="4.956cm" presentation:class="title" presentation:user-transformed="true">
          <draw:text-box>
            <text:p text:style-name="P1"><text:span text:style-name="T5">Adapt</text:span><text:span text:style-name="T6"><text:line-break/></text:span><text:span text:style-name="T6">Planting anomalous densities</text:span><text:span text:style-name="T6"><text:line-break/></text:span><text:span text:style-name="T6">(Uieda and Barbosa, 2012)</text:span><text:span text:style-name="T6"><text:line-break/></text:span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7.178cm" svg:height="4.497cm" svg:x="0.406cm" svg:y="1.091cm" presentation:class="title" presentation:user-transformed="true">
          <draw:text-box>
            <text:p>Planting anomalous densities</text:p>
          </draw:text-box>
        </draw:frame>
        <draw:frame presentation:style-name="pr6" draw:layer="layout" svg:width="25.191cm" svg:height="12.182cm" svg:x="2.032cm" svg:y="6.858cm" presentation:class="outline" presentation:user-transformed="true">
          <draw:text-box>
            <text:list text:style-name="L2">
              <text:list-item>
                <text:p>Space domain</text:p>
              </text:list-item>
              <text:list-item>
                <text:p>Multicomponent: gravity + gradients</text:p>
              </text:list-item>
              <text:list-item>
                <text:p>Non-conventional inversion</text:p>
                <text:list>
                  <text:list-item>
                    <text:p>Growth algorithm</text:p>
                  </text:list-item>
                  <text:list-item>
                    <text:p>No linear systems</text:p>
                  </text:list-item>
                  <text:list-item>
                    <text:p>Efficient sensitivity computa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0.png" xlink:type="simple" xlink:show="embed" xlink:actuate="onLoad">
            <text:p/>
          </draw:image>
        </draw:frame>
        <draw:frame draw:style-name="gr3" draw:text-style-name="P6" draw:layer="layout" svg:width="4.456cm" svg:height="2.232cm" svg:x="12.562cm" svg:y="13.516cm">
          <draw:text-box>
            <text:p><text:span text:style-name="T4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1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las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7.178cm" svg:height="4.497cm" svg:x="0.406cm" svg:y="3.885cm" presentation:class="title" presentation:user-transformed="true">
          <draw:text-box>
            <text:p><text:span text:style-name="T5">Synthetics</text:span></text:p>
          </draw:text-box>
        </draw:frame>
        <draw:frame presentation:style-name="pr6" draw:layer="layout" svg:width="15.365cm" svg:height="7.531cm" svg:x="6.313cm" svg:y="9.906cm" presentation:class="outline" presentation:user-transformed="true">
          <draw:text-box>
            <text:list text:style-name="L2">
              <text:list-item>
                <text:p>Possible applications</text:p>
              </text:list-item>
              <text:list-item>
                <text:p>Advantages</text:p>
              </text:list-item>
              <text:list-item>
                <text:p>Shortcomin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858cm" presentation:class="title" presentation:user-transformed="true">
          <draw:text-box>
            <text:p>(Hypothetical) Mantle Plume</text:p>
          </draw:text-box>
        </draw:frame>
        <draw:frame presentation:style-name="pr5" draw:text-style-name="P11" draw:layer="layout" svg:width="27.178cm" svg:height="4.497cm" svg:x="0.362cm" svg:y="9.831cm" presentation:class="title" presentation:user-transformed="true">
          <draw:text-box>
            <text:p text:style-name="P4"><text:span text:style-name="T7">Inspired by synthetics in Chaves and Ussami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0.93cm" svg:height="19.05cm" svg:x="3.302cm" svg:y="0.408cm">
          <draw:image xlink:href="Pictures/10000000000002FF000002BA728FC897.png" xlink:type="simple" xlink:show="embed" xlink:actuate="onLoad">
            <text:p/>
          </draw:image>
        </draw:frame>
        <draw:frame draw:style-name="gr3" draw:text-style-name="P12" draw:layer="layout" svg:width="15.666cm" svg:height="1.441cm" svg:x="6.162cm" svg:y="19.333cm">
          <draw:text-box>
            <text:p><text:span text:style-name="T8">After Chaves and Ussami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4" draw:layer="layout" svg:width="10.582cm" svg:height="17.25cm" svg:x="10.708cm" svg:y="3.748cm">
          <draw:image xlink:href="../../notebooks/fig/plume-model.png" xlink:type="simple" xlink:show="embed" xlink:actuate="onLoad">
            <text:p/>
          </draw:image>
        </draw:frame>
        <draw:frame draw:style-name="gr3" draw:text-style-name="P6" draw:layer="layout" svg:width="10.099cm" svg:height="2.232cm" svg:x="3.302cm" svg:y="1.516cm">
          <draw:text-box>
            <text:p><text:span text:style-name="T4">top=100 km</text:span></text:p>
          </draw:text-box>
        </draw:frame>
        <draw:line draw:style-name="gr4" draw:text-style-name="P13" draw:layer="layout" svg:x1="12.07cm" svg:y1="5.072cm" svg:x2="12.578cm" svg:y2="9.136cm">
          <text:p/>
        </draw:line>
        <draw:frame draw:style-name="gr3" draw:text-style-name="P6" draw:layer="layout" svg:width="6.336cm" svg:height="2.232cm" svg:x="5.633cm" svg:y="6.188cm">
          <draw:text-box>
            <text:p><text:span text:style-name="T4">200 km</text:span></text:p>
          </draw:text-box>
        </draw:frame>
        <draw:line draw:style-name="gr4" draw:text-style-name="P13" draw:layer="layout" svg:x1="13.756cm" svg:y1="9.49cm" svg:x2="14.518cm" svg:y2="19.65cm">
          <text:p/>
        </draw:line>
        <draw:frame draw:style-name="gr3" draw:text-style-name="P6" draw:layer="layout" svg:width="6.336cm" svg:height="2.232cm" svg:x="6.898cm" svg:y="13.354cm">
          <draw:text-box>
            <text:p><text:span text:style-name="T4">700 km</text:span></text:p>
          </draw:text-box>
        </draw:frame>
        <draw:line draw:style-name="gr4" draw:text-style-name="P13" draw:layer="layout" svg:x1="16.142cm" svg:y1="3.956cm" svg:x2="18.682cm" svg:y2="4.464cm">
          <text:p/>
        </draw:line>
        <draw:frame draw:style-name="gr3" draw:text-style-name="P6" draw:layer="layout" svg:width="2.284cm" svg:height="2.232cm" svg:x="17.16cm" svg:y="1.978cm">
          <draw:text-box>
            <text:p><text:span text:style-name="T4">2º</text:span></text:p>
          </draw:text-box>
        </draw:frame>
        <draw:frame draw:style-name="gr3" draw:text-style-name="P6" draw:layer="layout" svg:width="8.152cm" svg:height="2.28cm" svg:x="17.739cm" svg:y="11.322cm">
          <draw:text-box>
            <text:p><text:span text:style-name="T4">-50 kg.m</text:span><text:span text:style-name="T9">-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4" draw:layer="layout" svg:width="22.885cm" svg:height="20.32cm" svg:x="2.54cm" svg:y="1.524cm">
          <draw:image xlink:href="../../notebooks/fig/plume-gzz.png" xlink:type="simple" xlink:show="embed" xlink:actuate="onLoad">
            <text:p/>
          </draw:image>
        </draw:frame>
        <draw:frame draw:style-name="gr3" draw:text-style-name="P14" draw:layer="layout" svg:width="12.829cm" svg:height="2.626cm" svg:x="7.581cm" svg:y="0.67cm">
          <draw:text-box>
            <text:p><text:span text:style-name="T10">g</text:span><text:span text:style-name="T11">zz </text:span><text:span text:style-name="T10">at 25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056cm" svg:y="2.308cm">
          <draw:image xlink:href="../../notebooks/fig/plume-seeds.png" xlink:type="simple" xlink:show="embed" xlink:actuate="onLoad">
            <text:p/>
          </draw:image>
        </draw:frame>
        <draw:frame draw:style-name="gr3" draw:text-style-name="P5" draw:layer="layout" svg:width="6.827cm" svg:height="3.422cm" svg:x="5.365cm" svg:y="8.792cm">
          <draw:text-box>
            <text:p><text:span text:style-name="T3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" draw:text-style-name="P4" draw:layer="layout" svg:width="15.24cm" svg:height="15.24cm" svg:x="1.786cm" svg:y="0cm">
          <draw:image xlink:href="../../notebooks/fig/plume-fit-single-0.png" xlink:type="simple" xlink:show="embed" xlink:actuate="onLoad">
            <text:p/>
          </draw:image>
        </draw:frame>
        <draw:frame draw:style-name="gr1" draw:text-style-name="P4" draw:layer="layout" svg:width="10.582cm" svg:height="17.25cm" svg:x="15.656cm" svg:y="2.032cm">
          <draw:image xlink:href="../../notebooks/fig/plume-estimate-single.png" xlink:type="simple" xlink:show="embed" xlink:actuate="onLoad">
            <text:p/>
          </draw:image>
        </draw:frame>
        <draw:frame draw:style-name="gr1" draw:text-style-name="P4" draw:layer="layout" svg:width="9.525cm" svg:height="6.35cm" svg:x="4.772cm" svg:y="14.356cm">
          <draw:image xlink:href="../../notebooks/fig/plume-residuals-single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" draw:text-style-name="P4" draw:layer="layout" svg:width="13.97cm" svg:height="12.421cm" svg:x="0.254cm" svg:y="5.105cm">
          <draw:image xlink:href="../../notebooks/fig/plume-gz.png" xlink:type="simple" xlink:show="embed" xlink:actuate="onLoad">
            <text:p/>
          </draw:image>
        </draw:frame>
        <draw:frame draw:style-name="gr1" draw:text-style-name="P4" draw:layer="layout" svg:width="13.97cm" svg:height="12.421cm" svg:x="13.208cm" svg:y="5.105cm">
          <draw:image xlink:href="../../notebooks/fig/plume-gzz.png" xlink:type="simple" xlink:show="embed" xlink:actuate="onLoad">
            <text:p/>
          </draw:image>
        </draw:frame>
        <draw:frame draw:style-name="gr3" draw:text-style-name="P14" draw:layer="layout" svg:width="13.045cm" svg:height="2.626cm" svg:x="7.473cm" svg:y="2.676cm">
          <draw:text-box>
            <text:p><text:span text:style-name="T10">Joint g</text:span><text:span text:style-name="T11">z </text:span><text:span text:style-name="T10">+</text:span><text:span text:style-name="T11"> </text:span><text:span text:style-name="T10">g</text:span><text:span text:style-name="T11">zz</text:span><text:span text:style-name="T10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1" draw:text-style-name="P4" draw:layer="layout" svg:width="10.582cm" svg:height="17.25cm" svg:x="14.056cm" svg:y="2.308cm">
          <draw:image xlink:href="../../notebooks/fig/plume-seeds.png" xlink:type="simple" xlink:show="embed" xlink:actuate="onLoad">
            <text:p/>
          </draw:image>
        </draw:frame>
        <draw:frame draw:style-name="gr3" draw:text-style-name="P15" draw:layer="layout" svg:width="14.218cm" svg:height="3.422cm" svg:x="2.794cm" svg:y="8.792cm">
          <draw:text-box>
            <text:p><text:span text:style-name="T3">Same 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1" draw:text-style-name="P4" draw:layer="layout" svg:width="15.24cm" svg:height="15.24cm" svg:x="0.086cm" svg:y="-0.066cm">
          <draw:image xlink:href="../../notebooks/fig/plume-fit-single-0.png" xlink:type="simple" xlink:show="embed" xlink:actuate="onLoad">
            <text:p/>
          </draw:image>
        </draw:frame>
        <draw:frame draw:style-name="gr1" draw:text-style-name="P4" draw:layer="layout" svg:width="9.525cm" svg:height="6.35cm" svg:x="3.072cm" svg:y="14.29cm">
          <draw:image xlink:href="../../notebooks/fig/plume-residuals-joint-0.png" xlink:type="simple" xlink:show="embed" xlink:actuate="onLoad">
            <text:p/>
          </draw:image>
        </draw:frame>
        <draw:frame draw:style-name="gr1" draw:text-style-name="P4" draw:layer="layout" svg:width="15.24cm" svg:height="15.24cm" svg:x="13.554cm" svg:y="-0.066cm">
          <draw:image xlink:href="../../notebooks/fig/plume-fit-joint-1.png" xlink:type="simple" xlink:show="embed" xlink:actuate="onLoad">
            <text:p/>
          </draw:image>
        </draw:frame>
        <draw:frame draw:style-name="gr1" draw:text-style-name="P4" draw:layer="layout" svg:width="9.525cm" svg:height="6.35cm" svg:x="16.54cm" svg:y="14.29cm">
          <draw:image xlink:href="../../notebooks/fig/plume-residuals-joint-1.png" xlink:type="simple" xlink:show="embed" xlink:actuate="onLoad">
            <text:p/>
          </draw:image>
        </draw:frame>
        <draw:frame draw:style-name="gr3" draw:text-style-name="P14" draw:layer="layout" svg:width="2.39cm" svg:height="2.626cm" svg:x="16.406cm" svg:y="1.438cm">
          <draw:text-box>
            <text:p><text:span text:style-name="T10">g</text:span><text:span text:style-name="T11">z</text:span></text:p>
          </draw:text-box>
        </draw:frame>
        <draw:frame draw:style-name="gr3" draw:text-style-name="P14" draw:layer="layout" svg:width="3.054cm" svg:height="2.626cm" svg:x="2.534cm" svg:y="1.27cm">
          <draw:text-box>
            <text:p><text:span text:style-name="T10">g</text:span><text:span text:style-name="T11">z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g>
          <draw:frame draw:style-name="gr1" draw:text-style-name="P4" draw:layer="layout" svg:width="10.582cm" svg:height="17.25cm" svg:x="3.95cm" svg:y="3.629cm">
            <draw:image xlink:href="../../notebooks/fig/plume-estimate-single.png" xlink:type="simple" xlink:show="embed" xlink:actuate="onLoad">
              <text:p/>
            </draw:image>
          </draw:frame>
          <draw:frame draw:style-name="gr3" draw:text-style-name="P14" draw:layer="layout" svg:width="3.054cm" svg:height="2.626cm" svg:x="7.714cm" svg:y="0.689cm">
            <draw:text-box>
              <text:p><text:span text:style-name="T10">g</text:span><text:span text:style-name="T11">zz</text:span></text:p>
            </draw:text-box>
          </draw:frame>
        </draw:g>
        <draw:g>
          <draw:frame draw:style-name="gr1" draw:text-style-name="P4" draw:layer="layout" svg:width="10.582cm" svg:height="17.25cm" svg:x="13.57cm" svg:y="3.629cm">
            <draw:image xlink:href="../../notebooks/fig/plume-estimate-joint.png" xlink:type="simple" xlink:show="embed" xlink:actuate="onLoad">
              <text:p/>
            </draw:image>
          </draw:frame>
          <draw:frame draw:style-name="gr3" draw:text-style-name="P14" draw:layer="layout" svg:width="5.413cm" svg:height="2.626cm" svg:x="16.155cm" svg:y="0.689cm">
            <draw:text-box>
              <text:p><text:span text:style-name="T10">Joint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5" draw:text-style-name="P10" draw:layer="layout" svg:width="27.178cm" svg:height="4.497cm" svg:x="0.362cm" svg:y="6.658cm" presentation:class="title" presentation:user-transformed="true">
          <draw:text-box>
            <text:p>Lineament with dense rocks (magmatic)</text:p>
          </draw:text-box>
        </draw:frame>
        <draw:frame presentation:style-name="pr5" draw:text-style-name="P11" draw:layer="layout" svg:width="27.178cm" svg:height="4.497cm" svg:x="0.362cm" svg:y="10.931cm" presentation:class="title" presentation:user-transformed="true">
          <draw:text-box>
            <text:p text:style-name="P4"><text:span text:style-name="T7">Inspired by Chad lineament model </text:span><text:span text:style-name="T7"><text:line-break/></text:span><text:span text:style-name="T7">(Braitenberg et al, 201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1" draw:text-style-name="P4" draw:layer="layout" svg:width="25.273cm" svg:height="17.78cm" svg:x="1.359cm" svg:y="1.613cm">
          <draw:image xlink:href="../fig/bratenberg-etal-chad-data.png" xlink:type="simple" xlink:show="embed" xlink:actuate="onLoad">
            <text:p/>
          </draw:image>
        </draw:frame>
        <draw:frame draw:style-name="gr3" draw:text-style-name="P12" draw:layer="layout" svg:width="14.722cm" svg:height="1.441cm" svg:x="6.162cm" svg:y="19.334cm">
          <draw:text-box>
            <text:p><text:span text:style-name="T8">After Braitenberg et al (2011)</text:span></text:p>
          </draw:text-box>
        </draw:frame>
        <draw:custom-shape draw:style-name="gr5" draw:text-style-name="P4" draw:layer="layout" svg:width="5.334cm" svg:height="7.62cm" svg:x="15.24cm" svg:y="6.09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7.018cm" svg:y1="7.366cm" svg:x2="18.796cm" svg:y2="8.382cm">
          <text:p/>
        </draw:line>
        <draw:line draw:style-name="gr6" draw:text-style-name="P4" draw:layer="layout" svg:x1="17.018cm" svg:y1="7.366cm" svg:x2="17.526cm" svg:y2="9.652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1" draw:text-style-name="P4" draw:layer="layout" svg:width="26.238cm" svg:height="19.05cm" svg:x="0.876cm" svg:y="0.978cm">
          <draw:image xlink:href="../fig/bratenberg-etal-chad-model.png" xlink:type="simple" xlink:show="embed" xlink:actuate="onLoad">
            <text:p/>
          </draw:image>
        </draw:frame>
        <draw:frame draw:style-name="gr3" draw:text-style-name="P12" draw:layer="layout" svg:width="14.722cm" svg:height="1.441cm" svg:x="6.162cm" svg:y="19.334cm">
          <draw:text-box>
            <text:p><text:span text:style-name="T8">After Braitenberg et al (201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draw:style-name="gr1" draw:text-style-name="P4" draw:layer="layout" svg:width="18.694cm" svg:height="20.32cm" svg:x="6.208cm" svg:y="0.408cm">
          <draw:image xlink:href="../../notebooks/fig/curved-model.png" xlink:type="simple" xlink:show="embed" xlink:actuate="onLoad">
            <text:p/>
          </draw:image>
        </draw:frame>
        <draw:line draw:style-name="gr4" draw:text-style-name="P16" draw:layer="layout" svg:x1="14.996cm" svg:y1="19.558cm" svg:x2="4.836cm" svg:y2="5.08cm">
          <text:p/>
        </draw:line>
        <draw:frame draw:style-name="gr3" draw:text-style-name="P6" draw:layer="layout" svg:width="3.279cm" svg:height="2.232cm" svg:x="5.598cm" svg:y="10.976cm">
          <draw:text-box>
            <text:p><text:span text:style-name="T4">10º</text:span></text:p>
          </draw:text-box>
        </draw:frame>
        <draw:line draw:style-name="gr7" draw:text-style-name="P13" draw:layer="layout" svg:x1="3.086cm" svg:y1="16.019cm" svg:x2="1.77cm" svg:y2="12.208cm">
          <text:p/>
        </draw:line>
        <draw:frame draw:style-name="gr3" draw:text-style-name="P6" draw:layer="layout" svg:width="1.789cm" svg:height="2.232cm" svg:x="3.029cm" svg:y="12.77cm">
          <draw:text-box>
            <text:p><text:span text:style-name="T4">N</text:span></text:p>
          </draw:text-box>
        </draw:frame>
        <draw:frame draw:style-name="gr3" draw:text-style-name="P6" draw:layer="layout" svg:width="8.618cm" svg:height="2.28cm" svg:x="3.566cm" svg:y="16.519cm">
          <draw:text-box>
            <text:p><text:span text:style-name="T4">300 kg.m</text:span><text:span text:style-name="T9">-3</text:span></text:p>
          </draw:text-box>
        </draw:frame>
        <draw:line draw:style-name="gr4" draw:text-style-name="P16" draw:layer="layout" svg:x1="15.25cm" svg:y1="19.812cm" svg:x2="22.362cm" svg:y2="16.51cm">
          <text:p/>
        </draw:line>
        <draw:frame draw:style-name="gr3" draw:text-style-name="P6" draw:layer="layout" svg:width="2.284cm" svg:height="2.232cm" svg:x="18.714cm" svg:y="17.826cm">
          <draw:text-box>
            <text:p><text:span text:style-name="T4">2º</text:span></text:p>
          </draw:text-box>
        </draw:frame>
        <draw:line draw:style-name="gr4" draw:text-style-name="P16" draw:layer="layout" svg:x1="22.616cm" svg:y1="12.446cm" svg:x2="22.616cm" svg:y2="10.668cm">
          <text:p/>
        </draw:line>
        <draw:frame draw:style-name="gr3" draw:text-style-name="P6" draw:layer="layout" svg:width="3.939cm" svg:height="2.232cm" svg:x="22.995cm" svg:y="10.414cm">
          <draw:text-box>
            <text:p><text:span text:style-name="T4">8km</text:span></text:p>
          </draw:text-box>
        </draw:frame>
        <draw:frame draw:style-name="gr3" draw:text-style-name="P6" draw:layer="layout" svg:width="8.109cm" svg:height="2.232cm" svg:x="18.288cm" svg:y="1.07cm">
          <draw:text-box>
            <text:p><text:span text:style-name="T4">top=1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draw:frame draw:style-name="gr1" draw:text-style-name="P4" draw:layer="layout" svg:width="17.145cm" svg:height="22.86cm" svg:x="10.47cm" svg:y="-1.005cm">
          <draw:image xlink:href="../../notebooks/fig/curved-height-0.png" xlink:type="simple" xlink:show="embed" xlink:actuate="onLoad">
            <text:p/>
          </draw:image>
        </draw:frame>
        <draw:frame draw:style-name="gr3" draw:text-style-name="P17" draw:layer="layout" svg:width="9.058cm" svg:height="5.001cm" svg:x="2.386cm" svg:y="8.004cm">
          <draw:text-box>
            <text:p text:style-name="P4"><text:span text:style-name="T10">g</text:span><text:span text:style-name="T11">zz </text:span></text:p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draw:frame draw:style-name="gr1" draw:text-style-name="P4" draw:layer="layout" svg:width="18.694cm" svg:height="20.32cm" svg:x="9.297cm" svg:y="0.276cm">
          <draw:image xlink:href="../../notebooks/fig/curved-seeds.png" xlink:type="simple" xlink:show="embed" xlink:actuate="onLoad">
            <text:p/>
          </draw:image>
        </draw:frame>
        <draw:frame draw:style-name="gr3" draw:text-style-name="P15" draw:layer="layout" svg:width="8.084cm" svg:height="3.422cm" svg:x="3.346cm" svg:y="8.382cm">
          <draw:text-box>
            <text:p><text:span text:style-name="T3">See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draw:frame draw:style-name="gr1" draw:text-style-name="P4" draw:layer="layout" svg:width="26.67cm" svg:height="17.78cm" svg:x="1.524cm" svg:y="1.4cm">
          <draw:image xlink:href="../../notebooks/fig/curved-fit-height-0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draw:frame draw:style-name="gr1" draw:text-style-name="P4" draw:layer="layout" svg:width="18.694cm" svg:height="20.32cm" svg:x="4.118cm" svg:y="0.454cm">
          <draw:image xlink:href="../../notebooks/fig/curved-estimate-height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draw:frame presentation:style-name="pr5" draw:text-style-name="P10" draw:layer="layout" svg:width="27.178cm" svg:height="4.497cm" svg:x="0.508cm" svg:y="8.255cm" presentation:class="title" presentation:user-transformed="true">
          <draw:text-box>
            <text:p><text:span text:style-name="T12">What if height=120 km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draw:frame draw:style-name="gr1" draw:text-style-name="P4" draw:layer="layout" svg:width="13.335cm" svg:height="17.78cm" svg:x="13.162cm" svg:y="3.105cm">
          <draw:image xlink:href="../../notebooks/fig/curved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14.94cm" svg:y="2.024cm">
          <draw:text-box>
            <text:p text:style-name="P4"><text:span text:style-name="T10">at 120 km</text:span></text:p>
          </draw:text-box>
        </draw:frame>
        <draw:frame draw:style-name="gr1" draw:text-style-name="P4" draw:layer="layout" svg:width="13.335cm" svg:height="17.78cm" svg:x="0.501cm" svg:y="3.105cm">
          <draw:image xlink:href="../../notebooks/fig/curved-height-0.png" xlink:type="simple" xlink:show="embed" xlink:actuate="onLoad">
            <text:p/>
          </draw:image>
        </draw:frame>
        <draw:frame draw:style-name="gr3" draw:text-style-name="P17" draw:layer="layout" svg:width="8.757cm" svg:height="2.626cm" svg:x="2.81cm" svg:y="2.024cm">
          <draw:text-box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draw:frame draw:style-name="gr1" draw:text-style-name="P4" draw:layer="layout" svg:width="26.67cm" svg:height="17.78cm" svg:x="1.524cm" svg:y="1.4cm">
          <draw:image xlink:href="../../notebooks/fig/curved-fit-height-1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draw:frame draw:style-name="gr1" draw:text-style-name="P4" draw:layer="layout" svg:width="14.021cm" svg:height="15.24cm" svg:x="13.716cm" svg:y="4.021cm">
          <draw:image xlink:href="../../notebooks/fig/curved-estimate-height-1.png" xlink:type="simple" xlink:show="embed" xlink:actuate="onLoad">
            <text:p/>
          </draw:image>
        </draw:frame>
        <draw:frame draw:style-name="gr1" draw:text-style-name="P4" draw:layer="layout" svg:width="14.021cm" svg:height="15.24cm" svg:x="0.719cm" svg:y="4.021cm">
          <draw:image xlink:href="../../notebooks/fig/curved-estimate-height-0.png" xlink:type="simple" xlink:show="embed" xlink:actuate="onLoad">
            <text:p/>
          </draw:image>
        </draw:frame>
        <draw:frame draw:style-name="gr3" draw:text-style-name="P17" draw:layer="layout" svg:width="9.951cm" svg:height="2.626cm" svg:x="14.941cm" svg:y="1.324cm">
          <draw:text-box>
            <text:p text:style-name="P4"><text:span text:style-name="T10">at 120 km</text:span></text:p>
          </draw:text-box>
        </draw:frame>
        <draw:frame draw:style-name="gr3" draw:text-style-name="P17" draw:layer="layout" svg:width="8.757cm" svg:height="2.626cm" svg:x="2.811cm" svg:y="1.324cm">
          <draw:text-box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draw:frame presentation:style-name="pr5" draw:text-style-name="P18" draw:layer="layout" svg:width="27.178cm" svg:height="5.938cm" svg:x="0.508cm" svg:y="7.535cm" presentation:class="title" presentation:user-transformed="true">
          <draw:text-box>
            <text:p text:style-name="P1"><text:span text:style-name="T12">Even higher </text:span><text:span text:style-name="T12"><text:line-break/></text:span><text:span text:style-name="T12">height=27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draw:frame draw:style-name="gr1" draw:text-style-name="P4" draw:layer="layout" svg:width="13.335cm" svg:height="17.78cm" svg:x="13.162cm" svg:y="3.105cm">
          <draw:image xlink:href="../../notebooks/fig/curved-height-2.png" xlink:type="simple" xlink:show="embed" xlink:actuate="onLoad">
            <text:p/>
          </draw:image>
        </draw:frame>
        <draw:frame draw:style-name="gr3" draw:text-style-name="P17" draw:layer="layout" svg:width="9.951cm" svg:height="2.626cm" svg:x="14.94cm" svg:y="2.024cm">
          <draw:text-box>
            <text:p text:style-name="P4"><text:span text:style-name="T10">at 270 km</text:span></text:p>
          </draw:text-box>
        </draw:frame>
        <draw:frame draw:style-name="gr1" draw:text-style-name="P4" draw:layer="layout" svg:width="13.335cm" svg:height="17.78cm" svg:x="0.501cm" svg:y="3.105cm">
          <draw:image xlink:href="../../notebooks/fig/curved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2.51cm" svg:y="2.024cm">
          <draw:text-box>
            <text:p text:style-name="P4"><text:span text:style-name="T10">at 1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draw:frame draw:style-name="gr1" draw:text-style-name="P4" draw:layer="layout" svg:width="26.67cm" svg:height="17.78cm" svg:x="1.524cm" svg:y="1.4cm">
          <draw:image xlink:href="../../notebooks/fig/curved-fit-height-2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draw:frame draw:style-name="gr1" draw:text-style-name="P4" draw:layer="layout" svg:width="14.021cm" svg:height="15.24cm" svg:x="13.216cm" svg:y="4.021cm">
          <draw:image xlink:href="../../notebooks/fig/curved-estimate-height-2.png" xlink:type="simple" xlink:show="embed" xlink:actuate="onLoad">
            <text:p/>
          </draw:image>
        </draw:frame>
        <draw:frame draw:style-name="gr1" draw:text-style-name="P4" draw:layer="layout" svg:width="14.021cm" svg:height="15.24cm" svg:x="0.319cm" svg:y="4.021cm">
          <draw:image xlink:href="../../notebooks/fig/curved-estimate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14.941cm" svg:y="1.324cm">
          <draw:text-box>
            <text:p text:style-name="P4"><text:span text:style-name="T10">at 270 km</text:span></text:p>
          </draw:text-box>
        </draw:frame>
        <draw:frame draw:style-name="gr3" draw:text-style-name="P17" draw:layer="layout" svg:width="9.951cm" svg:height="2.626cm" svg:x="2.311cm" svg:y="1.324cm">
          <draw:text-box>
            <text:p text:style-name="P4"><text:span text:style-name="T10">at 1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draw:frame presentation:style-name="pr5" draw:text-style-name="P10" draw:layer="layout" svg:width="27.178cm" svg:height="4.497cm" svg:x="0.362cm" svg:y="6.858cm" presentation:class="title" presentation:user-transformed="true">
          <draw:text-box>
            <text:p>Magmatic underplating</text:p>
          </draw:text-box>
        </draw:frame>
        <draw:frame presentation:style-name="pr5" draw:text-style-name="P11" draw:layer="layout" svg:width="27.178cm" svg:height="4.497cm" svg:x="0.362cm" svg:y="10.131cm" presentation:class="title" presentation:user-transformed="true">
          <draw:text-box>
            <text:p text:style-name="P4"><text:span text:style-name="T7">Inspired by model of the Paraná basin </text:span><text:span text:style-name="T7"><text:line-break/></text:span><text:span text:style-name="T7">by Mariani et al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draw:frame draw:style-name="gr1" draw:text-style-name="P4" draw:layer="layout" svg:width="18.567cm" svg:height="19.05cm" svg:x="4.712cm" svg:y="0.254cm">
          <draw:image xlink:href="../fig/mariani-etal-parana-data.png" xlink:type="simple" xlink:show="embed" xlink:actuate="onLoad">
            <text:p/>
          </draw:image>
        </draw:frame>
        <draw:frame draw:style-name="gr3" draw:text-style-name="P12" draw:layer="layout" svg:width="12.537cm" svg:height="1.441cm" svg:x="7.727cm" svg:y="19.335cm">
          <draw:text-box>
            <text:p><text:span text:style-name="T8">After Mariani et al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frame draw:style-name="gr3" draw:text-style-name="P12" draw:layer="layout" svg:width="12.537cm" svg:height="1.441cm" svg:x="7.728cm" svg:y="19.336cm">
          <draw:text-box>
            <text:p><text:span text:style-name="T8">After Mariani et al (2013)</text:span></text:p>
          </draw:text-box>
        </draw:frame>
        <draw:frame draw:style-name="gr1" draw:text-style-name="P4" draw:layer="layout" svg:width="25.222cm" svg:height="17.78cm" svg:x="1.384cm" svg:y="1.27cm">
          <draw:image xlink:href="../fig/mariani-etal-parana-mode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1" draw:text-style-name="P4" draw:layer="layout" svg:width="27.99cm" svg:height="10.542cm" svg:x="1.016cm" svg:y="6.604cm">
          <draw:image xlink:href="../../notebooks/fig/underplate-model.png" xlink:type="simple" xlink:show="embed" xlink:actuate="onLoad">
            <text:p/>
          </draw:image>
        </draw:frame>
        <draw:line draw:style-name="gr4" draw:text-style-name="P16" draw:layer="layout" svg:x1="26.67cm" svg:y1="5.08cm" svg:x2="3.556cm" svg:y2="6.604cm">
          <text:p/>
        </draw:line>
        <draw:frame draw:style-name="gr3" draw:text-style-name="P6" draw:layer="layout" svg:width="3.279cm" svg:height="2.232cm" svg:x="11.684cm" svg:y="3.302cm">
          <draw:text-box>
            <text:p><text:span text:style-name="T4">10º</text:span></text:p>
          </draw:text-box>
        </draw:frame>
        <draw:line draw:style-name="gr7" draw:text-style-name="P13" draw:layer="layout" svg:x1="8.166cm" svg:y1="19.304cm" svg:x2="12.446cm" svg:y2="18.779cm">
          <text:p/>
        </draw:line>
        <draw:frame draw:style-name="gr3" draw:text-style-name="P6" draw:layer="layout" svg:width="1.789cm" svg:height="2.232cm" svg:x="9.133cm" svg:y="16.493cm">
          <draw:text-box>
            <text:p><text:span text:style-name="T4">N</text:span></text:p>
          </draw:text-box>
        </draw:frame>
        <draw:frame draw:style-name="gr3" draw:text-style-name="P6" draw:layer="layout" svg:width="8.618cm" svg:height="2.28cm" svg:x="15.974cm" svg:y="16.51cm">
          <draw:text-box>
            <text:p><text:span text:style-name="T4">200 kg.m</text:span><text:span text:style-name="T9">-3</text:span></text:p>
          </draw:text-box>
        </draw:frame>
        <draw:line draw:style-name="gr4" draw:text-style-name="P16" draw:layer="layout" svg:x1="5.08cm" svg:y1="15.748cm" svg:x2="3.302cm" svg:y2="9.398cm">
          <text:p/>
        </draw:line>
        <draw:frame draw:style-name="gr3" draw:text-style-name="P6" draw:layer="layout" svg:width="2.945cm" svg:height="4.213cm" svg:x="1.119cm" svg:y="10.773cm">
          <draw:text-box>
            <text:p><text:span text:style-name="T4">15 </text:span></text:p>
            <text:p><text:span text:style-name="T4">km</text:span></text:p>
          </draw:text-box>
        </draw:frame>
        <draw:line draw:style-name="gr4" draw:text-style-name="P16" draw:layer="layout" svg:x1="3.048cm" svg:y1="9.144cm" svg:x2="4.877cm" svg:y2="7.366cm">
          <text:p/>
        </draw:line>
        <draw:frame draw:style-name="gr3" draw:text-style-name="P6" draw:layer="layout" svg:width="2.284cm" svg:height="2.232cm" svg:x="1.778cm" svg:y="6.604cm">
          <draw:text-box>
            <text:p><text:span text:style-name="T4">5º</text:span></text:p>
          </draw:text-box>
        </draw:frame>
        <draw:frame draw:style-name="gr3" draw:text-style-name="P6" draw:layer="layout" svg:width="3.279cm" svg:height="2.232cm" svg:x="11.685cm" svg:y="3.302cm">
          <draw:text-box>
            <text:p><text:span text:style-name="T4">10º</text:span></text:p>
          </draw:text-box>
        </draw:frame>
        <draw:frame draw:style-name="gr3" draw:text-style-name="P6" draw:layer="layout" svg:width="9.104cm" svg:height="2.232cm" svg:x="1.564cm" svg:y="1.778cm">
          <draw:text-box>
            <text:p><text:span text:style-name="T4">top=3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draw:frame draw:style-name="gr1" draw:text-style-name="P4" draw:layer="layout" svg:width="22.225cm" svg:height="17.78cm" svg:x="4.083cm" svg:y="3.226cm">
          <draw:image xlink:href="../../notebooks/fig/underplate-gzz.png" xlink:type="simple" xlink:show="embed" xlink:actuate="onLoad">
            <text:p/>
          </draw:image>
        </draw:frame>
        <draw:frame draw:style-name="gr3" draw:text-style-name="P17" draw:layer="layout" svg:width="12.829cm" svg:height="2.626cm" svg:x="7.637cm" svg:y="1.016cm">
          <draw:text-box>
            <text:p text:style-name="P4"><text:span text:style-name="T10">g</text:span><text:span text:style-name="T11">zz </text:span><text:span text:style-name="T10">at 25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draw:frame draw:style-name="gr1" draw:text-style-name="P4" draw:layer="layout" svg:width="30.353cm" svg:height="11.43cm" svg:x="-0.894cm" svg:y="8.08cm">
          <draw:image xlink:href="../../notebooks/fig/underplate-seeds.png" xlink:type="simple" xlink:show="embed" xlink:actuate="onLoad">
            <text:p/>
          </draw:image>
        </draw:frame>
        <draw:frame draw:style-name="gr3" draw:text-style-name="P15" draw:layer="layout" svg:width="6.827cm" svg:height="3.422cm" svg:x="10.582cm" svg:y="2.702cm">
          <draw:text-box>
            <text:p><text:span text:style-name="T3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draw:frame draw:style-name="gr1" draw:text-style-name="P4" draw:layer="layout" svg:width="12.7cm" svg:height="10.16cm" svg:x="1.524cm" svg:y="0.254cm">
          <draw:image xlink:href="../../notebooks/fig/underplate-fit-correct.png" xlink:type="simple" xlink:show="embed" xlink:actuate="onLoad">
            <text:p/>
          </draw:image>
        </draw:frame>
        <draw:frame draw:style-name="gr1" draw:text-style-name="P4" draw:layer="layout" svg:width="9.525cm" svg:height="6.35cm" svg:x="10.287cm" svg:y="1.016cm">
          <draw:image xlink:href="../../notebooks/fig/underplate-residuals-correct.png" xlink:type="simple" xlink:show="embed" xlink:actuate="onLoad">
            <text:p/>
          </draw:image>
        </draw:frame>
        <draw:frame draw:style-name="gr1" draw:text-style-name="P4" draw:layer="layout" svg:width="30.353cm" svg:height="11.43cm" svg:x="-0.762cm" svg:y="10.668cm">
          <draw:image xlink:href="../../notebooks/fig/underplate-estimate-correc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draw:frame presentation:style-name="pr5" draw:text-style-name="P19" draw:layer="layout" svg:width="27.178cm" svg:height="4.497cm" svg:x="0.508cm" svg:y="8.255cm" presentation:class="title" presentation:user-transformed="true">
          <draw:text-box>
            <text:p><text:span text:style-name="T13">What if I use wrong density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draw:frame draw:style-name="gr1" draw:text-style-name="P4" draw:layer="layout" svg:width="27.99cm" svg:height="10.542cm" svg:x="-0.602cm" svg:y="1.27cm">
          <draw:image xlink:href="../../notebooks/fig/underplate-estimate-denser.png" xlink:type="simple" xlink:show="embed" xlink:actuate="onLoad">
            <text:p/>
          </draw:image>
        </draw:frame>
        <draw:frame draw:style-name="gr1" draw:text-style-name="P4" draw:layer="layout" svg:width="27.99cm" svg:height="10.542cm" svg:x="-0.508cm" svg:y="10.464cm">
          <draw:image xlink:href="../../notebooks/fig/underplate-estimate-lighter.png" xlink:type="simple" xlink:show="embed" xlink:actuate="onLoad">
            <text:p/>
          </draw:image>
        </draw:frame>
        <draw:frame draw:style-name="gr3" draw:text-style-name="P6" draw:layer="layout" svg:width="8.618cm" svg:height="2.28cm" svg:x="16.842cm" svg:y="16.511cm">
          <draw:text-box>
            <text:p><text:span text:style-name="T4">150 kg.m</text:span><text:span text:style-name="T9">-3</text:span></text:p>
          </draw:text-box>
        </draw:frame>
        <draw:frame draw:style-name="gr3" draw:text-style-name="P6" draw:layer="layout" svg:width="8.618cm" svg:height="2.28cm" svg:x="16.842cm" svg:y="6.858cm">
          <draw:text-box>
            <text:p><text:span text:style-name="T4">250 kg.m</text:span><text:span text:style-name="T9">-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Ubuntu1" fo:font-family="Ubuntu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Ubuntu1" fo:font-family="Ubuntu" style:font-pitch="variable" fo:font-size="36pt" style:font-size-asian="36pt" style:font-size-complex="36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1" fo:font-family="Ubuntu" style:font-pitch="variable" fo:font-size="5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50pt" style:font-style-asian="normal" style:font-weight-asian="normal" style:font-name-complex="Lohit Hindi" style:font-family-complex="'Lohit Hind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7.178cm" svg:height="4.497cm" svg:x="0.508cm" svg:y="0.329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Uieda</meta:initial-creator>
    <meta:creation-date>2014-04-23T19:11:38.128713676</meta:creation-date>
    <dc:date>2014-04-24T18:54:42.330548673</dc:date>
    <dc:creator>Leonardo Uieda</dc:creator>
    <meta:editing-duration>PT4H7M34S</meta:editing-duration>
    <meta:editing-cycles>107</meta:editing-cycles>
    <meta:generator>LibreOffice/4.1.3.2$Linux_X86_64 LibreOffice_project/410m0$Build-2</meta:generator>
    <meta:document-statistic meta:object-count="280"/>
  </office:meta>
</office:document-meta>
</file>